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596c8" officeooo:paragraph-rsid="000596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Sendgrid SG.a3yK4jp5Qfyi8o0zgla1Vg.P3h0P6_dXNCGAuwoYgMxpeC1a0kNvCjj1e5Cu1GM67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1:51:02.529600056</meta:creation-date>
    <dc:date>2025-04-29T11:53:04.058901722</dc:date>
    <meta:editing-duration>PT2M3S</meta:editing-duration>
    <meta:editing-cycles>1</meta:editing-cycles>
    <meta:document-statistic meta:table-count="0" meta:image-count="0" meta:object-count="0" meta:page-count="1" meta:paragraph-count="1" meta:word-count="3" meta:character-count="82" meta:non-whitespace-character-count="80"/>
    <meta:generator>LibreOffice/7.3.7.2$Linux_X86_64 LibreOffice_project/30$Build-2</meta:generator>
  </office:meta>
</office:document-meta>
</file>